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1efc5" officeooo:paragraph-rsid="0011ef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3:47-59</text:h>
      <text:h text:style-name="Heading_20_2" text:outline-level="2"><text:bookmark text:name="en-GNT-3039"/>Laws concerning Mildew</text:h>
      <text:list xml:id="list2125169586" text:style-name="L1">
        <text:list-item>
          <text:p text:style-name="P1">When there is mildew on clothing, whether wool or linen, <text:bookmark text:name="en-GNT-3040"/>or on any piece of linen or wool cloth or on leather or anything made of leather, <text:bookmark text:name="en-GNT-3041"/>if it is greenish or reddish, it is a spreading mildew and must be shown to the priest. <text:bookmark text:name="en-GNT-3042"/>The priest shall examine it and put the object away for seven days. <text:bookmark text:name="en-GNT-3043"/>He shall examine it again on the seventh day, and if the mildew has spread, the object is unclean. <text:bookmark text:name="en-GNT-3044"/>The priest shall burn it, because it is a spreading mildew which must be destroyed by fire.<text:bookmark text:name="en-GNT-3045"/> But if, when he examines it, the priest finds that the mildew has not spread on the object, <text:bookmark text:name="en-GNT-3046"/>he shall order that it be washed and put away for another seven days. <text:bookmark text:name="en-GNT-3047"/>Then he shall examine it, and if the mildew has not changed color, even though it has not spread, it is still unclean; you must burn the object, whether the rot is on the front or the back. <text:bookmark text:name="en-GNT-3048"/>But if, when the priest examines it again, the mildew has faded, he shall tear it out of the clothing or leather. <text:bookmark text:name="en-GNT-3049"/>Then, if the mildew reappears, it is spreading again, and the owner shall burn the object. <text:bookmark text:name="en-GNT-3050"/>If he washes the object and the spot disappears, he shall wash it again, and it will be ritually clean.<text:bookmark text:name="en-GNT-3051"/> This, then, is the law about mildew on clothing, whether it is wool or linen, or on linen or wool cloth or on anything made of leather; this is how the decision is made as to whether it is ritually clean or unclean.</text:p>
        </text:list-item>
        <text:list-item>
          <text:p text:style-name="P2">In these verses we how mildew is dealt with if it appears on clothing materials. The priest are the ones who examine it and declare it clean or unclean. If it’s unclean it’s destroyed in fi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09:47:18.783218688</meta:creation-date>
    <dc:date>2022-03-18T09:55:54.361328247</dc:date>
    <meta:editing-duration>PT8M35S</meta:editing-duration>
    <meta:editing-cycles>2</meta:editing-cycles>
    <meta:generator>LibreOffice/6.4.7.2$Linux_X86_64 LibreOffice_project/40$Build-2</meta:generator>
    <meta:document-statistic meta:table-count="0" meta:image-count="0" meta:object-count="0" meta:page-count="1" meta:paragraph-count="4" meta:word-count="308" meta:character-count="1596" meta:non-whitespace-character-count="1294"/>
  </office:meta>
</office:document-meta>
</file>